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354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4.3783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5.8681in"/>
    </style:style>
    <style:style style:name="co6" style:family="table-column">
      <style:table-column-properties fo:break-before="auto" style:column-width="1.853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100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Ctrl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Instituição Certificadora</text:p>
          </table:table-cell>
          <table:table-cell office:value-type="string" calcext:value-type="string">
            <text:p>Validade</text:p>
          </table:table-cell>
          <table:table-cell office:value-type="string" calcext:value-type="string">
            <text:p>Certificad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Modalidade</text:p>
          </table:table-cell>
        </table:table-row>
        <table:table-row table:style-name="ro1">
          <table:table-cell table:formula="of:=IF([.B2]=&quot;&quot;;&quot;&quot;;ROW([.B2])-1)" office:value-type="float" office:value="1" calcext:value-type="float">
            <text:p>1</text:p>
          </table:table-cell>
          <table:table-cell office:value-type="date" office:date-value="2018-09-22" calcext:value-type="date">
            <text:p>22/09/2018</text:p>
          </table:table-cell>
          <table:table-cell office:value-type="string" calcext:value-type="string">
            <text:p>ABMES / 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14ª Campanha da Responsabilidade Social do Ensino Superior Particular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]=&quot;&quot;;&quot;&quot;;ROW([.B3])-1)" office:value-type="float" office:value="2" calcext:value-type="float">
            <text:p>2</text:p>
          </table:table-cell>
          <table:table-cell office:value-type="date" office:date-value="2018-09-22" calcext:value-type="date">
            <text:p>22/09/2018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Edição Rápida de Documentos com Libreoffice Writer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4]=&quot;&quot;;&quot;&quot;;ROW([.B4])-1)" office:value-type="float" office:value="3" calcext:value-type="float">
            <text:p>3</text:p>
          </table:table-cell>
          <table:table-cell office:value-type="date" office:date-value="2019-05-21" calcext:value-type="date">
            <text:p>21/05/2019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X Mostra de Iniciação Científica e Semana do Conheciment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5]=&quot;&quot;;&quot;&quot;;ROW([.B5])-1)" office:value-type="float" office:value="4" calcext:value-type="float">
            <text:p>4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à Linguagem Javascri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]=&quot;&quot;;&quot;&quot;;ROW([.B6])-1)" office:value-type="float" office:value="5" calcext:value-type="float">
            <text:p>5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à Linguagem Javascri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7]=&quot;&quot;;&quot;&quot;;ROW([.B7])-1)" office:value-type="float" office:value="6" calcext:value-type="float">
            <text:p>6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ao jQuery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8]=&quot;&quot;;&quot;&quot;;ROW([.B8])-1)" office:value-type="float" office:value="7" calcext:value-type="float">
            <text:p>7</text:p>
          </table:table-cell>
          <table:table-cell office:value-type="date" office:date-value="2019-11-05" calcext:value-type="date">
            <text:p>05/11/2019</text:p>
          </table:table-cell>
          <table:table-cell office:value-type="string" calcext:value-type="string">
            <text:p>Startup Weekend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erramenta de inovação de negócios: Validação <text:s/>e Canvas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9]=&quot;&quot;;&quot;&quot;;ROW([.B9])-1)" office:value-type="float" office:value="8" calcext:value-type="float">
            <text:p>8</text:p>
          </table:table-cell>
          <table:table-cell office:value-type="date" office:date-value="2019-12-11" calcext:value-type="date">
            <text:p>11/12/2019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XI Mostra de Iniciação Científica e Semana do Conheciment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10]=&quot;&quot;;&quot;&quot;;ROW([.B10])-1)" office:value-type="float" office:value="9" calcext:value-type="float">
            <text:p>9</text:p>
          </table:table-cell>
          <table:table-cell office:value-type="date" office:date-value="2020-02-16" calcext:value-type="date">
            <text:p>16/02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O poder de uma decis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1]=&quot;&quot;;&quot;&quot;;ROW([.B11])-1)" office:value-type="float" office:value="10" calcext:value-type="float">
            <text:p>10</text:p>
          </table:table-cell>
          <table:table-cell office:value-type="date" office:date-value="2020-07-18" calcext:value-type="date">
            <text:p>18/07/2020</text:p>
          </table:table-cell>
          <table:table-cell office:value-type="string" calcext:value-type="string">
            <text:p>BlackRock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emana Arena BlackRocks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2]=&quot;&quot;;&quot;&quot;;ROW([.B12])-1)" office:value-type="float" office:value="11" calcext:value-type="float">
            <text:p>11</text:p>
          </table:table-cell>
          <table:table-cell office:value-type="date" office:date-value="2020-10-06" calcext:value-type="date">
            <text:p>06/10/2020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enciamento de Produção Fabril ONLINE – MES – Abordagem de TI</text:p>
          </table:table-cell>
          <table:table-cell office:value-type="string" calcext:value-type="string">
            <text:p>Apresentação de Trabalh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3]=&quot;&quot;;&quot;&quot;;ROW([.B13])-1)" office:value-type="float" office:value="12" calcext:value-type="float">
            <text:p>12</text:p>
          </table:table-cell>
          <table:table-cell office:value-type="date" office:date-value="2020-10-28" calcext:value-type="date">
            <text:p>28/10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derança, Motivação e Competências para Administradores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4]=&quot;&quot;;&quot;&quot;;ROW([.B14])-1)" office:value-type="float" office:value="13" calcext:value-type="float">
            <text:p>13</text:p>
          </table:table-cell>
          <table:table-cell office:value-type="date" office:date-value="2020-11-06" calcext:value-type="date">
            <text:p>06/11/2020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5]=&quot;&quot;;&quot;&quot;;ROW([.B15])-1)" office:value-type="float" office:value="14" calcext:value-type="float">
            <text:p>14</text:p>
          </table:table-cell>
          <table:table-cell office:value-type="date" office:date-value="2020-11-09" calcext:value-type="date">
            <text:p>09/11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emana da Administraç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6]=&quot;&quot;;&quot;&quot;;ROW([.B16])-1)" office:value-type="float" office:value="15" calcext:value-type="float">
            <text:p>15</text:p>
          </table:table-cell>
          <table:table-cell office:value-type="date" office:date-value="2020-11-16" calcext:value-type="date">
            <text:p>16/11/2020</text:p>
          </table:table-cell>
          <table:table-cell office:value-type="string" calcext:value-type="string">
            <text:p>DEV Samurai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Programador do Zer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7]=&quot;&quot;;&quot;&quot;;ROW([.B17])-1)" office:value-type="float" office:value="16" calcext:value-type="float">
            <text:p>16</text:p>
          </table:table-cell>
          <table:table-cell office:value-type="date" office:date-value="2020-11-25" calcext:value-type="date">
            <text:p>25/11/2020</text:p>
          </table:table-cell>
          <table:table-cell office:value-type="string" calcext:value-type="string">
            <text:p>Jdev Treinamento On-Lin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ógica de Programação, Algoritmos e Pseudocódigos (VisualG 3.0 e Portugol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8]=&quot;&quot;;&quot;&quot;;ROW([.B18])-1)" office:value-type="float" office:value="17" calcext:value-type="float">
            <text:p>17</text:p>
          </table:table-cell>
          <table:table-cell office:value-type="date" office:date-value="2021-02-20" calcext:value-type="date">
            <text:p>20/02/2021</text:p>
          </table:table-cell>
          <table:table-cell office:value-type="string" calcext:value-type="string">
            <text:p>BEELA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QA Week 4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9]=&quot;&quot;;&quot;&quot;;ROW([.B19])-1)" office:value-type="float" office:value="18" calcext:value-type="float">
            <text:p>18</text:p>
          </table:table-cell>
          <table:table-cell office:value-type="date" office:date-value="2021-07-16" calcext:value-type="date">
            <text:p>16/07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Plano de Negócios (Apresentação)</text:p>
          </table:table-cell>
          <table:table-cell office:value-type="string" calcext:value-type="string">
            <text:p>Apresentação de Trabalh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0]=&quot;&quot;;&quot;&quot;;ROW([.B20])-1)" office:value-type="float" office:value="19" calcext:value-type="float">
            <text:p>19</text:p>
          </table:table-cell>
          <table:table-cell office:value-type="date" office:date-value="2021-07-16" calcext:value-type="date">
            <text:p>16/07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Plano de Negócios (Participação)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1]=&quot;&quot;;&quot;&quot;;ROW([.B21])-1)" office:value-type="float" office:value="20" calcext:value-type="float">
            <text:p>20</text:p>
          </table:table-cell>
          <table:table-cell office:value-type="date" office:date-value="2021-09-08" calcext:value-type="date">
            <text:p>08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omo a Tecnologia pode ser determinante para o sucesso da gestão de um negóci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2]=&quot;&quot;;&quot;&quot;;ROW([.B22])-1)" office:value-type="float" office:value="21" calcext:value-type="float">
            <text:p>21</text:p>
          </table:table-cell>
          <table:table-cell office:value-type="date" office:date-value="2021-09-09" calcext:value-type="date">
            <text:p>09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carreira e liderança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3]=&quot;&quot;;&quot;&quot;;ROW([.B23])-1)" office:value-type="float" office:value="22" calcext:value-type="float">
            <text:p>22</text:p>
          </table:table-cell>
          <table:table-cell office:value-type="date" office:date-value="2021-09-10" calcext:value-type="date">
            <text:p>10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ercado de trabalho e perspectivas com o advento da pandemia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4]=&quot;&quot;;&quot;&quot;;ROW([.B24])-1)" office:value-type="float" office:value="23" calcext:value-type="float">
            <text:p>23</text:p>
          </table:table-cell>
          <table:table-cell office:value-type="date" office:date-value="2021-09-23" calcext:value-type="date">
            <text:p>23/09/2021</text:p>
          </table:table-cell>
          <table:table-cell office:value-type="string" calcext:value-type="string">
            <text:p>Observatório Social do Brasil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5º Congresso Pacto pelo Brasil Gestão Inteligente de Cidades</text:p>
          </table:table-cell>
          <table:table-cell office:value-type="string" calcext:value-type="string">
            <text:p>Congres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5]=&quot;&quot;;&quot;&quot;;ROW([.B25])-1)" office:value-type="float" office:value="24" calcext:value-type="float">
            <text:p>24</text:p>
          </table:table-cell>
          <table:table-cell office:value-type="date" office:date-value="2021-10-02" calcext:value-type="date">
            <text:p>02/10/2021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Boas práticas em PHP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6]=&quot;&quot;;&quot;&quot;;ROW([.B26])-1)" office:value-type="float" office:value="25" calcext:value-type="float">
            <text:p>25</text:p>
          </table:table-cell>
          <table:table-cell office:value-type="date" office:date-value="2022-08-21" calcext:value-type="date">
            <text:p>21/08/2022</text:p>
          </table:table-cell>
          <table:table-cell office:value-type="string" calcext:value-type="string">
            <text:p>HOTMART / MQF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ormação SQL Developer <text:s/>- Firebird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7]=&quot;&quot;;&quot;&quot;;ROW([.B27])-1)" office:value-type="float" office:value="26" calcext:value-type="float">
            <text:p>26</text:p>
          </table:table-cell>
          <table:table-cell office:value-type="date" office:date-value="2023-01-20" calcext:value-type="date">
            <text:p>20/01/2023</text:p>
          </table:table-cell>
          <table:table-cell office:value-type="string" calcext:value-type="string">
            <text:p>SQL Week Recife Conferenc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QL Week Conference 4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8]=&quot;&quot;;&quot;&quot;;ROW([.B28])-1)" office:value-type="float" office:value="27" calcext:value-type="float">
            <text:p>27</text:p>
          </table:table-cell>
          <table:table-cell office:value-type="date" office:date-value="2023-12-14" calcext:value-type="date">
            <text:p>14/12/2023</text:p>
          </table:table-cell>
          <table:table-cell office:value-type="string" calcext:value-type="string">
            <text:p>HOTMART / MQF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ormação PSQL Developer <text:s/>- Firebird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9]=&quot;&quot;;&quot;&quot;;ROW([.B29])-1)" office:value-type="float" office:value="28" calcext:value-type="float">
            <text:p>28</text:p>
          </table:table-cell>
          <table:table-cell office:value-type="date" office:date-value="2023-12-15" calcext:value-type="date">
            <text:p>15/12/2023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tting Started with MongoDB Atla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0]=&quot;&quot;;&quot;&quot;;ROW([.B30])-1)" office:value-type="float" office:value="29" calcext:value-type="float">
            <text:p>29</text:p>
          </table:table-cell>
          <table:table-cell office:value-type="date" office:date-value="2023-10-25" calcext:value-type="date">
            <text:p>25/10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Implementando a LGPD nas Empresas Módulo 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1]=&quot;&quot;;&quot;&quot;;ROW([.B31])-1)" office:value-type="float" office:value="30" calcext:value-type="float">
            <text:p>30</text:p>
          </table:table-cell>
          <table:table-cell office:value-type="date" office:date-value="2023-10-31" calcext:value-type="date">
            <text:p>31/10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Navegando no Mundo dos Crimes Cibernéticos Módulo I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2]=&quot;&quot;;&quot;&quot;;ROW([.B32])-1)" office:value-type="float" office:value="31" calcext:value-type="float">
            <text:p>31</text:p>
          </table:table-cell>
          <table:table-cell office:value-type="date" office:date-value="2023-06-11" calcext:value-type="date">
            <text:p>11/06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Estabelecendo Padrões de Segurança da Informação Módulo II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3]=&quot;&quot;;&quot;&quot;;ROW([.B33])-1)" office:value-type="float" office:value="32" calcext:value-type="float">
            <text:p>32</text:p>
          </table:table-cell>
          <table:table-cell office:value-type="date" office:date-value="2023-02-16" calcext:value-type="date">
            <text:p>16/02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erramenta de Banco de Dados Senior CBD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4]=&quot;&quot;;&quot;&quot;;ROW([.B34])-1)" office:value-type="float" office:value="33" calcext:value-type="float">
            <text:p>33</text:p>
          </table:table-cell>
          <table:table-cell office:value-type="date" office:date-value="2023-03-14" calcext:value-type="date">
            <text:p>14/03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ador de Relatórios – Módulo Básic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5]=&quot;&quot;;&quot;&quot;;ROW([.B35])-1)" office:value-type="float" office:value="34" calcext:value-type="float">
            <text:p>34</text:p>
          </table:table-cell>
          <table:table-cell office:value-type="date" office:date-value="2023-01-03" calcext:value-type="date">
            <text:p>03/01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Avançad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6]=&quot;&quot;;&quot;&quot;;ROW([.B36])-1)" office:value-type="float" office:value="35" calcext:value-type="float">
            <text:p>35</text:p>
          </table:table-cell>
          <table:table-cell office:value-type="date" office:date-value="2022-03-12" calcext:value-type="date">
            <text:p>12/03/2022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Básic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7]=&quot;&quot;;&quot;&quot;;ROW([.B37])-1)" office:value-type="float" office:value="36" calcext:value-type="float">
            <text:p>36</text:p>
          </table:table-cell>
          <table:table-cell office:value-type="date" office:date-value="2023-02-01" calcext:value-type="date">
            <text:p>01/02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Intermediári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8]=&quot;&quot;;&quot;&quot;;ROW([.B38])-1)" office:value-type="float" office:value="37" calcext:value-type="float">
            <text:p>37</text:p>
          </table:table-cell>
          <table:table-cell office:value-type="date" office:date-value="2023-04-04" calcext:value-type="date">
            <text:p>04/04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ador de Relatórios – Módulo Intermediári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9]=&quot;&quot;;&quot;&quot;;ROW([.B39])-1)" office:value-type="float" office:value="38" calcext:value-type="float">
            <text:p>38</text:p>
          </table:table-cell>
          <table:table-cell office:value-type="date" office:date-value="2023-08-02" calcext:value-type="date">
            <text:p>02/08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Administração de Pessoa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0]=&quot;&quot;;&quot;&quot;;ROW([.B40])-1)" office:value-type="float" office:value="39" calcext:value-type="float">
            <text:p>39</text:p>
          </table:table-cell>
          <table:table-cell office:value-type="date" office:date-value="2023-01-31" calcext:value-type="date">
            <text:p>31/01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Controle de Pont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1]=&quot;&quot;;&quot;&quot;;ROW([.B41])-1)" office:value-type="float" office:value="40" calcext:value-type="float">
            <text:p>40</text:p>
          </table:table-cell>
          <table:table-cell office:value-type="date" office:date-value="2024-01-15" calcext:value-type="date">
            <text:p>15/01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Aprenda PowerShell do zero (Daniel Dond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2]=&quot;&quot;;&quot;&quot;;ROW([.B42])-1)" office:value-type="float" office:value="41" calcext:value-type="float">
            <text:p>41</text:p>
          </table:table-cell>
          <table:table-cell office:value-type="date" office:date-value="2024-01-26" calcext:value-type="date">
            <text:p>26/01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urso Oracle Developer SQL PL/SQL (André Ros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3]=&quot;&quot;;&quot;&quot;;ROW([.B43])-1)" office:value-type="float" office:value="42" calcext:value-type="float">
            <text:p>42</text:p>
          </table:table-cell>
          <table:table-cell office:value-type="date" office:date-value="2024-02-02" calcext:value-type="date">
            <text:p>02/02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urso completo de Banco de Dados e SQL, sem mistérios! (Felipe Mafr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4]=&quot;&quot;;&quot;&quot;;ROW([.B44])-1)" office:value-type="float" office:value="43" calcext:value-type="float">
            <text:p>43</text:p>
          </table:table-cell>
          <table:table-cell office:value-type="date" office:date-value="2024-10-02" calcext:value-type="date">
            <text:p>02/10/2024</text:p>
          </table:table-cell>
          <table:table-cell office:value-type="string" calcext:value-type="string">
            <text:p>SQL Week Recife Conferenc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QL Week Conference 5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5]=&quot;&quot;;&quot;&quot;;ROW([.B45])-1)" office:value-type="float" office:value="44" calcext:value-type="float">
            <text:p>44</text:p>
          </table:table-cell>
          <table:table-cell office:value-type="date" office:date-value="2024-05-17" calcext:value-type="date">
            <text:p>17/05/2024</text:p>
          </table:table-cell>
          <table:table-cell office:value-type="string" calcext:value-type="string">
            <text:p>Iniciativa DB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urso DBA SQL Server Junior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6]=&quot;&quot;;&quot;&quot;;ROW([.B46])-1)" office:value-type="float" office:value="45" calcext:value-type="float">
            <text:p>45</text:p>
          </table:table-cell>
          <table:table-cell office:value-type="date" office:date-value="2024-10-07" calcext:value-type="date">
            <text:p>07/10/2024</text:p>
          </table:table-cell>
          <table:table-cell office:value-type="string" calcext:value-type="string">
            <text:p>FIA – Faculdade de Administração e Negócio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Aplicação da Inteligência Artificial e o ChatG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47]=&quot;&quot;;&quot;&quot;;ROW([.B47])-1)" office:value-type="float" office:value="46" calcext:value-type="float">
            <text:p>46</text:p>
          </table:table-cell>
          <table:table-cell office:value-type="date" office:date-value="2025-08-20" calcext:value-type="date">
            <text:p>20/08/2025</text:p>
          </table:table-cell>
          <table:table-cell office:value-type="string" calcext:value-type="string">
            <text:p>PENS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oberania de dados no Brasil e a lei Magnitsky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8]=&quot;&quot;;&quot;&quot;;ROW([.B48])-1)" office:value-type="float" office:value="47" calcext:value-type="float">
            <text:p>47</text:p>
          </table:table-cell>
          <table:table-cell office:value-type="date" office:date-value="2025-11-22" calcext:value-type="date">
            <text:p>22/11/2025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Preparatório para Certificação Linux LPIC-1 / Atualizado V5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9]=&quot;&quot;;&quot;&quot;;ROW([.B49])-1)">
            <text:p/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Sheet1.B1:Sheet1.G2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ismar Barbosa</meta:initial-creator>
    <meta:creation-date>2022-08-24T20:36:59.010614061</meta:creation-date>
    <dc:date>2025-11-22T16:48:57.562229707</dc:date>
    <meta:editing-duration>PT51M35S</meta:editing-duration>
    <meta:editing-cycles>18</meta:editing-cycles>
    <meta:generator>LibreOffice/7.3.7.2$Linux_X86_64 LibreOffice_project/30$Build-2</meta:generator>
    <meta:document-statistic meta:table-count="1" meta:cell-count="337" meta:object-count="0"/>
  </office:meta>
</office:document-meta>
</file>